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draw:stroke="solid" svg:stroke-width="0.053cm" svg:stroke-color="#000000" draw:marker-start="Extrémités_20_de_20_flèche_20_4" draw:marker-start-width="0.379cm" draw:marker-end="Extrémités_20_de_20_flèche_20_2" draw:marker-end-width="0.379cm" draw:textarea-vertical-align="middle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6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3cm" fo:min-width="0cm"/>
      <style:paragraph-properties style:writing-mode="lr-tb"/>
    </style:style>
    <style:style style:name="gr7" style:family="graphic" style:parent-style-name="standard">
      <style:graphic-properties draw:stroke="solid" svg:stroke-width="0.053cm" svg:stroke-color="#000000" draw:marker-start="Extrémités_20_de_20_flèche_20_8" draw:marker-start-width="0.379cm" draw:marker-end="" draw:marker-end-width="0.379cm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solid" svg:stroke-width="0.053cm" svg:stroke-color="#000000" draw:marker-start="" draw:marker-start-width="0.379cm" draw:marker-end="Extrémités_20_de_20_flèche_20_4" draw:marker-end-width="0.379cm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stroke="solid"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816cm"/>
      <style:paragraph-properties style:writing-mode="lr-tb"/>
    </style:style>
    <style:style style:name="gr11" style:family="graphic" style:parent-style-name="objectwithoutfill" style:list-style-name="L3">
      <style:graphic-properties svg:stroke-color="#666666" draw:marker-end="Extrémités_20_de_20_flèche_20_2" draw:fill="none" draw:textarea-vertical-align="middle"/>
      <style:paragraph-properties style:writing-mode="lr-tb"/>
    </style:style>
    <style:style style:name="co1" style:family="table-column">
      <style:table-column-properties style:column-width="3.88cm" style:use-optimal-column-width="false"/>
    </style:style>
    <style:style style:name="co2" style:family="table-column">
      <style:table-column-properties style:column-width="6.75cm" style:use-optimal-column-width="false"/>
    </style:style>
    <style:style style:name="co3" style:family="table-column">
      <style:table-column-properties style:column-width="5.749cm" style:use-optimal-column-width="false"/>
    </style:style>
    <style:style style:name="ro1" style:family="table-row">
      <style:table-row-properties style:row-height="0.992cm" style:use-optimal-row-height="false"/>
    </style:style>
    <style:style style:name="ro2" style:family="table-row">
      <style:table-row-properties style:row-height="1.036cm" style:use-optimal-row-height="false"/>
    </style:style>
    <style:style style:name="ro3" style:family="table-row">
      <style:table-row-properties style:row-height="0.607cm" style:use-optimal-row-height="false"/>
    </style:style>
    <style:style style:name="ro4" style:family="table-row">
      <style:table-row-properties style:row-height="0.911cm" style:use-optimal-row-height="false"/>
    </style:style>
    <style:style style:name="ro5" style:family="table-row">
      <style:table-row-properties style:row-height="0.962cm" style:use-optimal-row-height="false"/>
    </style:style>
    <style:style style:name="ro6" style:family="table-row">
      <style:table-row-properties style:row-height="0.94cm" style:use-optimal-row-height="false"/>
    </style:style>
    <style:style style:name="ro7" style:family="table-row">
      <style:table-row-properties style:row-height="0.912cm" style:use-optimal-row-height="false"/>
    </style:style>
    <style:style style:name="ro8" style:family="table-row">
      <style:table-row-properties style:row-height="2.337cm" style:use-optimal-row-height="false"/>
    </style:style>
    <style:style style:name="ro9" style:family="table-row">
      <style:table-row-properties style:row-height="0.638cm" style:use-optimal-row-height="false"/>
    </style:style>
    <style:style style:name="ce1" style:family="table-cell">
      <style:text-properties fo:font-size="9pt" style:font-size-asian="9pt" style:font-size-complex="9pt"/>
    </style:style>
    <style:style style:name="P1" style:family="paragraph">
      <style:text-properties style:font-size-asian="9pt" style:font-size-complex="9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start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2cm" fo:margin-bottom="0.2cm" fo:line-height="100%" fo:text-align="center" fo:text-indent="0cm"/>
    </style:style>
    <style:style style:name="P9" style:family="paragraph">
      <loext:graphic-properties draw:fill="none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a1467e" loext:opacity="100%" fo:font-size="9pt" fo:font-weight="bold" style:font-size-asian="9pt" style:font-weight-asian="bold" style:font-size-complex="9pt" style:font-weight-complex="bold"/>
    </style:style>
    <style:style style:name="T3" style:family="text">
      <style:text-properties fo:color="#00a933" loext:opacity="100%"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666666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3.879cm" svg:height="3.579cm" svg:x="3.016cm" svg:y="11.17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bg-none">
                <text:p>Path</text:p>
              </table:table-cell>
            </table:table-row>
            <table:table-row table:style-name="ro2">
              <table:table-cell table:style-name="ce1">
                <text:p text:style-name="P1"><text:span text:style-name="T1">__repr__</text:span></text:p>
                <text:p text:style-name="P1"><text:span text:style-name="T1">__str__</text:span></text:p>
                <text:p text:style-name="P1"><text:span text:style-name="T1">__lt__</text:span></text:p>
                <text:p text:style-name="P1"><text:span text:style-name="T1"/></text:p>
                <text:p text:style-name="P1"><text:span text:style-name="T2">float</text:span><text:span text:style-name="T1"> length()</text:span></text:p>
              </table:table-cell>
            </table:table-row>
            <table:table-row table:style-name="ro3">
              <table:table-cell table:style-name="ce1">
                <text:p text:style-name="P1"><text:span text:style-name="T2">list</text:span><text:span text:style-name="T1">[</text:span><text:span text:style-name="T3">Arc</text:span><text:span text:style-name="T1">] arcsLis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879cm" svg:height="4.161cm" svg:x="2.973cm" svg:y="2.537cm">
          <table:table table:template-name="default" table:use-first-row-styles="true" table:use-banding-rows-styles="true">
            <table:table-column table:style-name="co1"/>
            <table:table-row table:style-name="ro4">
              <table:table-cell table:style-name="bg-none">
                <text:p>Arc</text:p>
              </table:table-cell>
            </table:table-row>
            <table:table-row table:style-name="ro5">
              <table:table-cell table:style-name="ce1">
                <text:p text:style-name="P1"><text:span text:style-name="T1">__repr__</text:span></text:p>
                <text:p text:style-name="P1"><text:span text:style-name="T1">__str__</text:span></text:p>
                <text:p text:style-name="P1"><text:span text:style-name="T1">__lt__</text:span></text:p>
                <text:p text:style-name="P1"><text:span text:style-name="T1"/></text:p>
                <text:p text:style-name="P1"><text:span text:style-name="T2">float</text:span><text:span text:style-name="T1"> length()</text:span></text:p>
              </table:table-cell>
            </table:table-row>
            <table:table-row table:style-name="ro5">
              <table:table-cell table:style-name="ce1">
                <text:p text:style-name="P1"><text:span text:style-name="T3">Node</text:span><text:span text:style-name="T1"> source</text:span></text:p>
                <text:p text:style-name="P1"><text:span text:style-name="T3">Node</text:span><text:span text:style-name="T1"> target</text:span></text:p>
                <text:p text:style-name="P1"><text:span text:style-name="T2">float</text:span><text:span text:style-name="T1"> weight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749cm" svg:height="5.969cm" svg:x="11.251cm" svg:y="11.529cm">
          <table:table table:template-name="default" table:use-first-row-styles="true" table:use-banding-rows-styles="true">
            <table:table-column table:style-name="co2"/>
            <table:table-row table:style-name="ro6">
              <table:table-cell table:style-name="bg-none">
                <text:p>Graph</text:p>
              </table:table-cell>
            </table:table-row>
            <table:table-row table:style-name="ro5">
              <table:table-cell table:style-name="ce1">
                <text:p text:style-name="P1"><text:span text:style-name="T1">addNode(node)</text:span></text:p>
                <text:p text:style-name="P1"><text:span text:style-name="T1">removeNode(node)</text:span></text:p>
                <text:p text:style-name="P1"><text:span text:style-name="T1">addArc(arc)</text:span></text:p>
                <text:p text:style-name="P1"><text:span text:style-name="T1">removeArc(arc)</text:span></text:p>
                <text:p text:style-name="P1"><text:span text:style-name="T1">fromFile(fileName)</text:span></text:p>
                <text:p text:style-name="P1"><text:span text:style-name="T1"/></text:p>
                <text:p text:style-name="P1"><text:span text:style-name="T3">Node</text:span><text:span text:style-name="T1"> getNode(name)</text:span></text:p>
                <text:p text:style-name="P1"><text:span text:style-name="T2">dict</text:span><text:span text:style-name="T1">[</text:span><text:span text:style-name="T3">Node</text:span><text:span text:style-name="T1">: </text:span><text:span text:style-name="T3">Path</text:span><text:span text:style-name="T1">] dijkstra(source)</text:span></text:p>
                <text:p text:style-name="P1"><text:span text:style-name="T2">list</text:span><text:span text:style-name="T1">[</text:span><text:span text:style-name="T2">list</text:span><text:span text:style-name="T1">[</text:span><text:span text:style-name="T2">float</text:span><text:span text:style-name="T1">]] matrice(base)</text:span></text:p>
                <text:p text:style-name="P1"><text:span text:style-name="T3">Path</text:span><text:span text:style-name="T1"> maxMinPath()</text:span></text:p>
              </table:table-cell>
            </table:table-row>
            <table:table-row table:style-name="ro5">
              <table:table-cell table:style-name="ce1">
                <text:p text:style-name="P1"><text:span text:style-name="T2">set</text:span><text:span text:style-name="T1">[</text:span><text:span text:style-name="T3">Node</text:span><text:span text:style-name="T1">] nodes</text:span></text:p>
                <text:p text:style-name="P1"><text:span text:style-name="T2">set</text:span><text:span text:style-name="T1">[</text:span><text:span text:style-name="T3">Arc</text:span><text:span text:style-name="T1">] arcs</text:span></text:p>
                <text:p text:style-name="P1"><text:span text:style-name="T2">str</text:span><text:span text:style-name="T1"> nam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748cm" svg:height="4.598cm" svg:x="11.751cm" svg:y="2.545cm">
          <table:table table:template-name="default" table:use-first-row-styles="true" table:use-banding-rows-styles="true">
            <table:table-column table:style-name="co3"/>
            <table:table-row table:style-name="ro7">
              <table:table-cell table:style-name="bg-none">
                <text:p>Node</text:p>
              </table:table-cell>
            </table:table-row>
            <table:table-row table:style-name="ro8">
              <table:table-cell table:style-name="ce1">
                <text:p text:style-name="P1"><text:span text:style-name="T1">__repr__</text:span></text:p>
                <text:p text:style-name="P1"><text:span text:style-name="T1">__str__</text:span></text:p>
                <text:p text:style-name="P1"><text:span text:style-name="T1">__lt__</text:span></text:p>
                <text:p text:style-name="P1"><text:span text:style-name="T1"/></text:p>
                <text:p text:style-name="P1"><text:span text:style-name="T2">set</text:span><text:span text:style-name="T1">[</text:span><text:span text:style-name="T3">Arc</text:span><text:span text:style-name="T1">] arcsToward(graph)</text:span></text:p>
                <text:p text:style-name="P1"><text:span text:style-name="T2">set</text:span><text:span text:style-name="T1">[</text:span><text:span text:style-name="T3">Arc</text:span><text:span text:style-name="T1">] arcsFrom(graph)</text:span></text:p>
                <text:p text:style-name="P1"><text:span text:style-name="T2">set</text:span><text:span text:style-name="T1">[</text:span><text:span text:style-name="T3">Node</text:span><text:span text:style-name="T1">] parents(graph)</text:span></text:p>
                <text:p text:style-name="P1"><text:span text:style-name="T2">set</text:span><text:span text:style-name="T1">[</text:span><text:span text:style-name="T3">Node</text:span><text:span text:style-name="T1">] children(graph)</text:span></text:p>
              </table:table-cell>
            </table:table-row>
            <table:table-row table:style-name="ro9">
              <table:table-cell table:style-name="ce1">
                <text:p text:style-name="P1"><text:span text:style-name="T2">str</text:span><text:span text:style-name="T1"> name</text:span></text:p>
              </table:table-cell>
            </table:table-row>
          </table:table>
          <draw:image xlink:href="Pictures/TablePreview4.svm" xlink:type="simple" xlink:show="embed" xlink:actuate="onLoad"/>
        </draw:frame>
        <draw:g draw:style-name="gr1">
          <draw:g>
            <draw:line draw:style-name="gr2" draw:text-style-name="P3" draw:layer="layout" svg:x1="13.301cm" svg:y1="11.601cm" svg:x2="13.301cm" svg:y2="7.201cm">
              <text:p text:style-name="P2"><text:span text:style-name="T4">nodes</text:span></text:p>
              <text:p text:style-name="P2"><text:span text:style-name="T4"/></text:p>
            </draw:line>
            <draw:frame draw:style-name="gr3" draw:text-style-name="P4" draw:layer="layout" svg:width="1.5cm" svg:height="0.962cm" svg:x="13.351cm" svg:y="10.601cm">
              <draw:text-box>
                <text:p>0..*</text:p>
              </draw:text-box>
            </draw:frame>
            <draw:frame draw:style-name="gr3" draw:text-style-name="P4" draw:layer="layout" svg:width="1.5cm" svg:height="0.962cm" svg:x="13.451cm" svg:y="7.201cm">
              <draw:text-box>
                <text:p>0..*</text:p>
              </draw:text-box>
            </draw:frame>
          </draw:g>
        </draw:g>
        <draw:g>
          <draw:line draw:style-name="gr2" draw:text-style-name="P3" draw:layer="layout" svg:x1="4.851cm" svg:y1="11.202cm" svg:x2="4.851cm" svg:y2="6.7cm">
            <text:p text:style-name="P2"><text:span text:style-name="T4">arcsList</text:span></text:p>
            <text:p text:style-name="P2"><text:span text:style-name="T4"/></text:p>
          </draw:line>
          <draw:frame draw:style-name="gr4" draw:text-style-name="P4" draw:layer="layout" svg:width="1.5cm" svg:height="0.962cm" svg:x="4.901cm" svg:y="10.345cm">
            <draw:text-box>
              <text:p>0..*</text:p>
            </draw:text-box>
          </draw:frame>
          <draw:frame draw:style-name="gr4" draw:text-style-name="P4" draw:layer="layout" svg:width="1.5cm" svg:height="0.962cm" svg:x="5.001cm" svg:y="6.7cm">
            <draw:text-box>
              <text:p>0..*</text:p>
            </draw:text-box>
          </draw:frame>
        </draw:g>
        <draw:g draw:style-name="gr1">
          <draw:g>
            <draw:line draw:style-name="gr2" draw:text-style-name="P6" draw:layer="layout" svg:x1="6.794cm" svg:y1="3.351cm" svg:x2="11.778cm" svg:y2="3.351cm">
              <text:p text:style-name="P5"><text:span text:style-name="T5"><text:tab/></text:span><text:span text:style-name="T5">source, target</text:span></text:p>
              <text:p text:style-name="P5"><text:span text:style-name="T5"/></text:p>
            </draw:line>
            <draw:frame draw:style-name="gr5" draw:text-style-name="P4" draw:layer="layout" svg:width="1.289cm" svg:height="1.025cm" svg:x="10.962cm" svg:y="3.392cm">
              <draw:text-box>
                <text:p>2</text:p>
              </draw:text-box>
            </draw:frame>
            <draw:frame draw:style-name="gr6" draw:text-style-name="P4" draw:layer="layout" svg:width="1.75cm" svg:height="1.783cm" svg:x="6.751cm" svg:y="3.351cm">
              <draw:text-box>
                <text:p>0..*</text:p>
              </draw:text-box>
            </draw:frame>
          </draw:g>
          <draw:g>
            <draw:line draw:style-name="gr7" draw:text-style-name="P2" draw:layer="layout" svg:x1="6.801cm" svg:y1="5.163cm" svg:x2="9.051cm" svg:y2="5.163cm">
              <text:p/>
            </draw:line>
            <draw:line draw:style-name="gr8" draw:text-style-name="P2" draw:layer="layout" svg:x1="9.001cm" svg:y1="11.984cm" svg:x2="11.251cm" svg:y2="11.984cm">
              <text:p/>
            </draw:line>
            <draw:line draw:style-name="gr9" draw:text-style-name="P7" draw:layer="layout" svg:x1="9.001cm" svg:y1="11.984cm" svg:x2="9.001cm" svg:y2="5.163cm">
              <text:p text:style-name="P2"><text:span text:style-name="T4">arcs</text:span></text:p>
              <text:p text:style-name="P2"><text:span text:style-name="T4"/></text:p>
            </draw:line>
            <draw:frame draw:style-name="gr10" draw:text-style-name="P4" draw:layer="layout" svg:width="1.5cm" svg:height="1.066cm" svg:x="6.701cm" svg:y="5.163cm">
              <draw:text-box>
                <text:p>0..*</text:p>
              </draw:text-box>
            </draw:frame>
            <draw:frame draw:style-name="gr10" draw:text-style-name="P4" draw:layer="layout" svg:width="1.5cm" svg:height="1.066cm" svg:x="10.001cm" svg:y="11.984cm">
              <draw:text-box>
                <text:p>0..*</text:p>
              </draw:text-box>
            </draw:frame>
          </draw:g>
        </draw:g>
        <draw:line draw:style-name="gr11" draw:text-style-name="P9" draw:layer="layout" svg:x1="16.051cm" svg:y1="11.501cm" svg:x2="16.051cm" svg:y2="7.201cm">
          <text:p text:style-name="P8"><text:span text:style-name="T6">fromFile()</text:span></text:p>
          <text:p text:style-name="P8"><text:span text:style-name="T6">create Nodes and Arcs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2" draw:display-name="Extrémités de flèche 2" svg:viewBox="0 0 20 20" svg:d="M0 20l10-20 10 20z"/>
    <draw:marker draw:name="Extrémités_20_de_20_flèche_20_4" draw:display-name="Extrémités de flèche 4" svg:viewBox="0 0 3000 6000" svg:d="M1500 0l1500 3000-1500 3000-1500-3000zM1500 447l-1276 2553 1276 2553 1276-2553z"/>
    <draw:marker draw:name="Extrémités_20_de_20_flèche_20_8" draw:display-name="Extrémités de flèche 8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08T13:26:37.612000000</meta:creation-date>
    <dc:date>2023-10-08T13:53:49.904000000</dc:date>
    <meta:editing-duration>PT27M21S</meta:editing-duration>
    <meta:editing-cycles>1</meta:editing-cycles>
    <meta:document-statistic meta:object-count="25"/>
    <meta:generator>LibreOffice/7.5.5.2$Windows_X86_64 LibreOffice_project/ca8fe7424262805f223b9a2334bc7181abbcbf5e</meta:generator>
  </office:meta>
</office:document-meta>
</file>